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22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23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24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25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26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27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28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29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30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31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32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33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52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85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92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17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18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23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style:text-position="super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style:text-position="super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9.00pt" fo:font-weight="normal" fo:font-family="'Cascadia Code'" style:font-family-asian="'Cascadia Code'" style:font-family-complex="'Cascadia Code'" fo:background-color="transparent" style:use-window-font-color="true"/>
    </style:style>
    <style:style style:name="T168" style:family="text">
      <style:text-properties fo:font-size="9.00pt" fo:font-weight="normal" fo:font-family="'Cascadia Code'" style:font-family-asian="'Cascadia Code'" style:font-family-complex="'Cascadia Code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71" style:family="text">
      <style:text-properties fo:font-size="11.00pt" fo:font-weight="normal" fo:font-family="'Cascadia Code'" style:font-family-asian="'Cascadia Code'" style:font-family-complex="'Cascadia Code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justify" fo:margin-bottom="10.00pt"/>
    </style:style>
    <text:list-style style:name="L2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" style:family="paragraph">
      <style:paragraph-properties fo:line-height="115.00%" fo:text-align="justify" fo:margin-bottom="10.00pt"/>
    </style:style>
    <style:style style:name="P3" style:family="paragraph">
      <style:paragraph-properties fo:line-height="115.00%" fo:text-align="justify" fo:margin-bottom="10.00pt"/>
    </style:style>
    <style:style style:name="P4" style:family="paragraph">
      <style:paragraph-properties fo:line-height="115.00%" fo:text-align="justify" fo:margin-bottom="10.00pt"/>
    </style:style>
    <text:list-style style:name="L5">
      <text:list-level-style-number text:level="1" style:num-suffix="." style:num-format="i">
        <style:list-level-properties text:space-before="18.00pt" text:min-label-width="18.00pt"/>
      </text:list-level-style-number>
    </text:list-style>
    <style:style style:name="P5" style:family="paragraph">
      <style:paragraph-properties fo:line-height="115.00%" fo:text-align="justify" fo:margin-bottom="10.00pt"/>
    </style:style>
    <style:style style:name="P6" style:family="paragraph">
      <style:paragraph-properties fo:line-height="115.00%" fo:text-align="justify" fo:margin-bottom="10.00pt"/>
    </style:style>
    <style:style style:name="P7" style:family="paragraph">
      <style:paragraph-properties fo:line-height="115.00%" fo:text-align="justify" fo:margin-bottom="10.00pt"/>
    </style:style>
    <style:style style:name="P8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>Άσκηση 1</text:span><text:span text:style-name="T2"><text:tab/></text:span><text:span text:style-name="T3"/></text:p>
      <text:p text:style-name="P1"><text:span text:style-name="T4">Ώστε το πρόγραμμά μας να δέχεται τρίγωνα οποιονδήποτε διαστάσεων, οι μεταβλητές ου αποθηκεύουν τα μήκη των πλευρών του τριγώνου θα πρέπει να είναι πραγματικού τύπου, άρα τις δηλώνουμε με<text:s/></text:span><text:span text:style-name="T5">double a, b, c;</text:span><text:span text:style-name="T6"/></text:p>
      <text:p text:style-name="P1"><text:span text:style-name="T6">Το τρίγωνο πρέπει να έχει θετικά μήκη πλευρών, άρα κάνουμε επικύρωση των τιμών που δίνονται από τον χρήση χρησιμοποιώντας έναν βρόχο<text:s/></text:span><text:span text:style-name="T7">do while</text:span><text:span text:style-name="T8">, ο οποίος επαναλαμβάνεται αν οποιαδήποτε από τις μεταβλητές<text:s/></text:span><text:span text:style-name="T9">a</text:span><text:span text:style-name="T10">,<text:s/></text:span><text:span text:style-name="T11">b</text:span><text:span text:style-name="T12"><text:s/>ή</text:span><text:span text:style-name="T13"><text:s/></text:span><text:span text:style-name="T14">c</text:span><text:span text:style-name="T15"><text:s/></text:span><text:span text:style-name="T16">είναι αρνητικές ή μηδέν</text:span><text:span text:style-name="T17">.</text:span><text:span text:style-name="T18"><text:s/>Αυτή η συνθήκη σε κώδικα<text:s/></text:span><text:span text:style-name="T19">C<text:s/></text:span><text:span text:style-name="T20">γράφεται ως εξής:<text:s/></text:span><text:span text:style-name="T21">(a<text:s/></text:span><text:span text:style-name="T22">&lt;= 0</text:span><text:span text:style-name="T23">)<text:s/></text:span><text:span text:style-name="T24">||</text:span><text:span text:style-name="T25"><text:s/>(b</text:span><text:span text:style-name="T26"><text:s/>&lt;= 0</text:span><text:span text:style-name="T27">)<text:s/></text:span><text:span text:style-name="T28">||</text:span><text:span text:style-name="T29"><text:s/>(</text:span><text:span text:style-name="T30">c</text:span><text:span text:style-name="T31"><text:s/></text:span><text:span text:style-name="T32">&lt;= 0</text:span><text:span text:style-name="T33">)</text:span><text:span text:style-name="T34">. </text:span></text:p>
      <text:p text:style-name="P1"><text:span text:style-name="T35">Όπως δίνεται από την εκφώνηση, για να είναι έγκυρο ένα τρίγωνο θα πρέπει να ισχύουν ταυτόχρονα οι τρεις ανισότητες a + b &gt; c, a + c &gt; b και b + c &gt; a. Αυτή η συνθήκη σε κώδικα<text:s/></text:span><text:span text:style-name="T36">C<text:s/></text:span><text:span text:style-name="T37">γράφεται ως εξής:<text:s/></text:span><text:span text:style-name="T38">(a + b &gt; c) &amp;&amp; (a + c &gt; b) &amp;&amp; (b + c &gt; a)</text:span><text:span text:style-name="T39">.<text:s/></text:span><text:span text:style-name="T40">Αν ισχύει ή όχι αυτή η συνθήκη εκτυπώνουμε το αντίστοιχο μήνυμα στον χρήστη για την ύπαρξη ή όχι ενός τέτοιου τριγώνου.</text:span></text:p>
      <text:p text:style-name="P1"><text:span text:style-name="T40"/></text:p>
      <text:p text:style-name="P1"><text:span text:style-name="T41">Άσκηση 2</text:span><text:span text:style-name="T42"/></text:p>
      <text:p text:style-name="P1"><text:span text:style-name="T42">Ο χρήστης εισάγει την ώρα σε μορφή<text:s/></text:span><text:span text:style-name="T43">hh:mm:ss,<text:s/></text:span><text:span text:style-name="T44">δηλώνουμε 3 ακέραιες μεταβλητές<text:s/></text:span><text:span text:style-name="T45">h</text:span><text:span text:style-name="T46">,<text:s/></text:span><text:span text:style-name="T47">m</text:span><text:span text:style-name="T48">,<text:s/></text:span><text:span text:style-name="T49">και</text:span><text:span text:style-name="T50"><text:s/></text:span><text:span text:style-name="T51">s</text:span><text:span text:style-name="T52"><text:s/></text:span><text:span text:style-name="T53">αντίστοιχα. Οι τιμές που μπορεί να πάρει η μεταβλητή<text:s/></text:span><text:span text:style-name="T54">h<text:s/></text:span><text:span text:style-name="T55">είναι [0 ,23], ενώ οι μεταβλητές<text:s/></text:span><text:span text:style-name="T56">m</text:span><text:span text:style-name="T57"><text:s/>και<text:s/></text:span><text:span text:style-name="T58">s<text:s/></text:span><text:span text:style-name="T59">παίρνουν τιμές στο σύνολο [0, 59], άρα αν οποιαδήποτε μεταβλητή είναι εκτός αυτών των δύο συνόλων ζητάμε από τον χρήστη να επανεισάγει την ώρα. Σε κώδικα<text:s/></text:span><text:span text:style-name="T60">C</text:span><text:span text:style-name="T61"><text:s/>ο έλεγχος αρνητικών τιμών γράφεται<text:s/></text:span><text:span text:style-name="T62">(h &lt; 0 || min &lt; 0 || sec &lt; 0)</text:span><text:span text:style-name="T63">, ενώ ο έλεγχος ανώτατου ορίου γράφεται<text:s/></text:span><text:span text:style-name="T64">(h &gt; 24 || min &gt; 60 || sec &gt; 60)</text:span><text:span text:style-name="T65">.<text:s/></text:span><text:span text:style-name="T66">Η επικύρωση των τιμών γίνεται με έναν βρόχο<text:s/></text:span><text:span text:style-name="T67">do while</text:span><text:span text:style-name="T68"><text:s/>με διάζευξη αυτών των δύο συνθηκών, δηλαδή<text:s/></text:span><text:span text:style-name="T69">((h &gt; 24 || min &gt; 60 || sec &gt; 60) || (h &lt; 0 || min &lt; 0 || sec &lt; 0))</text:span><text:span text:style-name="T70">.</text:span></text:p>
      <text:p text:style-name="P1"><text:span text:style-name="T71">Για να δούμε πόση ώρα απομένει μέχρι τα μεσάνυχτα πρέπει να κάνουμε 24:00:00 -<text:s/></text:span><text:span text:style-name="T72">hh:mm:ss</text:span><text:span text:style-name="T73">, όπου<text:s/></text:span><text:span text:style-name="T74">hh:mm:ss</text:span><text:span text:style-name="T75"><text:s/>η δ</text:span><text:span text:style-name="T76">o</text:span><text:span text:style-name="T77">σμένη ώρα. Ένας απλός τρόπος να γίνει αυτή η αφαίρεση είναι να μετατρέψουμε την ώρα της μορφής<text:s/></text:span><text:span text:style-name="T78">hh:mm:ss</text:span><text:span text:style-name="T79"><text:s/>σε δευτερόλεπτα από την αρχή της ημέρας και να τα αφαιρέσουμε από τα δευτερόλεπτα που διαρκεί μία ημέρα, δηλαδή από 24*60*60. </text:span></text:p>
      <text:p text:style-name="P1"><text:span text:style-name="T79">Αρχικά πρέπει να μετατρέψουμε την ώρα της μορφής<text:s/></text:span><text:span text:style-name="T80">hh:mm:ss</text:span><text:span text:style-name="T81"><text:s/>σε δευτερόλεπτα από την αρχή της ημέρας, άρα κάνουμε τις γνωστές μετατροπές, αθροίζουμε τα αποτελέσματα και τα αποθηκεύουμε σε μία μεταβλητη, το οποίο σε κώδικα<text:s/></text:span><text:span text:style-name="T82">C</text:span><text:span text:style-name="T83"><text:s/>γράφεται ως εξής:<text:s/></text:span><text:span text:style-name="T84">secFromMidnight = h * 60 * 60 + min * 60 + sec</text:span><text:span text:style-name="T85">;</text:span></text:p>
      <text:p text:style-name="P1"><text:span text:style-name="T86">Κάνοντας την αφαίρεση 24h - [δοσμένη ώρα] θα έχουμε την ώρα μέχρι τα μεσάνυχτα, άρα αφαιρούμε τα δευτερόλεπτα που πέρασαν από την αρχή της ημέρας από τα 24*60*60 δευτερόλεπτα</text:span><text:span text:style-name="T87"><text:s/></text:span><text:span text:style-name="T88">και το αποθηκεύουμε σε μία μεταβλητή, το οποίο σε κώδικα</text:span><text:span text:style-name="T89"><text:s/>C<text:s/></text:span><text:span text:style-name="T90">γράφεται<text:s/></text:span><text:span text:style-name="T91">secFromMidnight = h * 60 * 60 + min * 60 + se</text:span><text:span text:style-name="T92">c;</text:span><text:span text:style-name="T93"/></text:p>
      <text:p text:style-name="P1"><text:span text:style-name="T93">Έχοντας υπολογίσει τα δευτερόλεπτα που απομένουν μέχρι τα μεσάνυχτα, θα πρέπει να τα επιστρέψουμε στον χρήστη σε μορφή<text:s/></text:span><text:span text:style-name="T94">hh:mm:ss</text:span><text:span text:style-name="T95">. Αρχικά υπολογίζουμε τις ώρες κάνοντας τη διαίρεση<text:s/></text:span><text:span text:style-name="T96">sec2Midnight / (60 * 60)</text:span><text:span text:style-name="T97">.<text:s/></text:span><text:span text:style-name="T98">Το πηλίκο αυτής της διαίρεσης μας δίνει τις ώρες που απομένουν μέχρι τα μεσάνυχτα, ενώ το υπόλοιπο μας δίνει τα λεπτά και τα δευτερόλεπτα. Ομοίως υπολογίζουμε τα λεπτά:<text:s/></text:span><text:span text:style-name="T99">sec2Midnight / (60 * 60)</text:span><text:span text:style-name="T100">, με πηλίκο τα λεπτά υπόλοιπο τα δευτερόλεπτα. </text:span></text:p>
      <text:p text:style-name="P1"><text:span text:style-name="T100">Έχοντας αποθηκεύσει τα αποτελέσματα των παραπάνω υπολογισμών σε μεταβλητές<text:s/></text:span><text:span text:style-name="T101">h</text:span><text:span text:style-name="T102">,<text:s/></text:span><text:span text:style-name="T103">m</text:span><text:span text:style-name="T104">,<text:s/></text:span><text:span text:style-name="T105">και</text:span><text:span text:style-name="T106"><text:s/></text:span><text:span text:style-name="T107">s</text:span><text:span text:style-name="T108"><text:s/></text:span><text:span text:style-name="T109">αντίστοιχα, τις εκτυπώνουμε στον χρήστη με δύο ψηφία ώστε ακόμα και μονοψήφιες τιμές να εκτυπώνεται το<text:s/></text:span><text:span text:style-name="T110">0<text:s/></text:span><text:span text:style-name="T111">μπροστά:<text:s/></text:span><text:span text:style-name="T112">printf("%02d:%02d:%02d", h, min, sec)</text:span><text:span text:style-name="T113">. </text:span></text:p>
      <text:p text:style-name="P1"><text:span text:style-name="T113"><text:line-break/></text:span><text:span text:style-name="T114">Άσκηση 3</text:span></text:p>
      <text:p text:style-name="P1"><text:span text:style-name="T115">Το πλήθος των μπουκαλιών είναι ακέραιος αριθμός, πιθανά πολύ μεγάλος, ενώ η τιμή είναι πραγματικός, άρα κάνουμε τη δήλωση τύπων:<text:s/></text:span><text:span text:style-name="T116">long small, large</text:span><text:span text:style-name="T117">;<text:s/></text:span><text:span text:style-name="T118">double total;</text:span><text:span text:style-name="T119"/></text:p>
      <text:p text:style-name="P1"><text:span text:style-name="T119">Το πλήθος των μπουκαλιών πρέπει να είναι θετικό ή μηδέν, το οποίο ελέγχεται με βρόχους<text:s/></text:span><text:span text:style-name="T120">do while</text:span><text:span text:style-name="T121">, οι οποίοι επαναλαμβάνονται αν το πλήθος είναι αρνητικό.</text:span></text:p>
      <text:p text:style-name="P1"><text:span text:style-name="T121">Για να υπολογίσουμε το σύνολο κάνουμε<text:s/></text:span><text:span text:style-name="T122">total = small * 0.008 + large * 0.0</text:span><text:span text:style-name="T123">2;</text:span><text:span text:style-name="T124"/></text:p>
      <text:p text:style-name="P1"><text:span text:style-name="T124">Η έκπτωση των 200</text:span><text:span text:style-name="T125">€</text:span><text:span text:style-name="T126"><text:s/>περιέχεται και στην έκπτωση των 600</text:span><text:span text:style-name="T127">€</text:span><text:span text:style-name="T128">, άρα πρώτα ελέγχεται η συνθήκη των 600</text:span><text:span text:style-name="T129">€</text:span><text:span text:style-name="T130"><text:s/>με σχήμα<text:s/></text:span><text:span text:style-name="T131">if else</text:span><text:span text:style-name="T132">.</text:span></text:p>
      <text:p text:style-name="P1"><text:span text:style-name="T133">Για λόγους ταχύτητας, η 20% έκπτωση γίνεται 100%-20%=80%=0.8 της αρχικής τιμής και ομοίως η 8% έκπτωση γίνεται 0.92 της αρχικής, άρα κάνουμε<text:s/></text:span><text:span text:style-name="T134">total *= 0.8;<text:s/></text:span><text:span text:style-name="T135">και<text:s/></text:span><text:span text:style-name="T136">total *= 0.92;</text:span><text:span text:style-name="T137"><text:s/>αντίστοιχα. </text:span></text:p>
      <text:p text:style-name="P1"><text:span text:style-name="T137">Η εκτύπωση της τιμής πρέπει να γίνει με δύο δεκαδικά ψηφία, άρα εκτυπώνεται με μορφοποίηση %.2</text:span><text:span text:style-name="T138">f</text:span><text:span text:style-name="T139">:<text:s/></text:span><text:span text:style-name="T140">printf("Total cost: %.2f EUR\n", total);</text:span><text:span text:style-name="T141"/></text:p>
      <text:p text:style-name="P1"><text:span text:style-name="T141"/></text:p>
      <text:p text:style-name="P1"><text:span text:style-name="T142">Άσκηση 4</text:span><text:span text:style-name="T143"/></text:p>
      <text:p text:style-name="P1"><text:span text:style-name="T144">Όλοι οι πενταψήφιοι είναι μεταξύ 10</text:span><text:span text:style-name="T145">5</text:span><text:span text:style-name="T146"><text:s/>και 10</text:span><text:span text:style-name="T147">6</text:span><text:span text:style-name="T148">, άρα η επικύρωση εισαγόμενων τιμών γίνεται με έναν βρόχο<text:s/></text:span><text:span text:style-name="T149">do<text:s/></text:span><text:span text:style-name="T150">while(number &lt; 10000 || number &gt;= 100000);</text:span><text:span text:style-name="T151"/></text:p>
      <text:p text:style-name="P1"><text:span text:style-name="T152">Για να αντιστρέψουμε τον αριθμό θα κάνουμε την εξής διαδικασία 5 φορές:</text:span></text:p>
      <text:list text:style-name="L2">
        <text:list-item>
          <text:p text:style-name="P2"><text:span text:style-name="T152">Παίρνουμε το τελευταίο ψηφίο του αρχικού αριθμού<text:s/></text:span><text:span text:style-name="T153"/></text:p>
        </text:list-item>
        <text:list-item>
          <text:p text:style-name="P2"><text:span text:style-name="T154">Το γράφουμε στο τέλος του ανεστραμμένου αριθμού</text:span><text:span text:style-name="T155"/></text:p>
        </text:list-item>
        <text:list-item>
          <text:p text:style-name="P2"><text:span text:style-name="T156">Σβήνουμε το τελευταίο ψηφίο του αρχικού αριθμού</text:span><text:span text:style-name="T157"/></text:p>
        </text:list-item>
      </text:list>
      <text:p text:style-name="P3"><text:span text:style-name="T158">Το βήμα 1 γίνεται απλά με την πράξη αριθμός%10</text:span></text:p>
      <text:p text:style-name="P4"><text:span text:style-name="T158">Το βήμα 2 για να πραγματοποιηθεί αριθμιτικά θα πρέπει να ενεργήσουμε ως εξής: </text:span></text:p>
      <text:list text:style-name="L5">
        <text:list-item>
          <text:p text:style-name="P5"><text:span text:style-name="T158">ολισθίσουμε τον ανεστραμμένο αριθμό προς τα αριστερά, το οποίο είναι αντίστοιχο με την πράξη ανεστραμμένος*10, έτσι ώστε να λήγει σε 0 (πχ. 12-&gt;120)</text:span><text:span text:style-name="T159"/></text:p>
        </text:list-item>
        <text:list-item>
          <text:p text:style-name="P5"><text:span text:style-name="T160">προσθέτουμε το</text:span><text:span text:style-name="T161"><text:s/></text:span><text:span text:style-name="T162">τελευταίο ψηφίο του αρχικού αριθμού (πχ. το τελευταίο ψηφίο είναι 3, άρα 120+3-&gt;123)</text:span><text:span text:style-name="T163"/></text:p>
        </text:list-item>
      </text:list>
      <text:p text:style-name="P6"><text:span text:style-name="T164">Το βήμα 3 γίνεται απλά με την ακέραια διαίρεση του αρχικού αριθμού με το 10.</text:span></text:p>
      <text:p text:style-name="P6"><text:span text:style-name="T164">Η παραπάνω διαδικασία σε κώδικα<text:s/></text:span><text:span text:style-name="T165">C<text:s/></text:span><text:span text:style-name="T166">γράφεται ως εξής:</text:span></text:p>
      <text:p text:style-name="P6"><text:span text:style-name="T167"><text:s text:c="4"/>for (int i = 0; i &lt; 5; i++) {<text:s text:c="2"/>//<text:s/></text:span><text:span text:style-name="T168">για κάθε ένα από τα 5 ψηφία</text:span></text:p>
      <text:p text:style-name="P6"><text:span text:style-name="T168"/></text:p>
      <text:p text:style-name="P6"><text:span text:style-name="T168"><text:s text:c="8"/>flipped *= 10;<text:s text:c="2"/>// δεκαδική ολίσθιση προς τα αριστερά,</text:span></text:p>
      <text:p text:style-name="P6"><text:span text:style-name="T168"><text:s text:c="24"/>// ώστε ο αριθμός να τελειώνει σε 0: vw -&gt; vw0</text:span></text:p>
      <text:p text:style-name="P6"><text:span text:style-name="T168"/></text:p>
      <text:p text:style-name="P6"><text:span text:style-name="T168"><text:s text:c="8"/>flipped += number % 10;<text:s text:c="2"/>// πρόσθεση του τελευταίου ψηφίου: vw0 -&gt; vwz</text:span></text:p>
      <text:p text:style-name="P6"><text:span text:style-name="T168"/></text:p>
      <text:p text:style-name="P6"><text:span text:style-name="T168"><text:s text:c="8"/>number /= 10;<text:s text:c="2"/>// δεκαδική ολίσθιση προς τα δεξιά,</text:span></text:p>
      <text:p text:style-name="P6"><text:span text:style-name="T168"><text:s text:c="23"/>// ώστε να πάρουμε το επόμενο ψηφίο: xyz -&gt; xy</text:span></text:p>
      <text:p text:style-name="P6"><text:span text:style-name="T168"><text:s text:c="4"/>}</text:span></text:p>
      <text:p text:style-name="P6"><text:span text:style-name="T169">Τέλος, εκτυπώνουμε τον αριθμό με 5 ψηφία, ώστε ακόμα και αριθμοί που τελειώνουν σε μηδενικά να εμφανίζονται στην αρχή:<text:s/></text:span><text:span text:style-name="T170">printf("%05d", flipped)</text:span><text:span text:style-name="T171">;</text:span><text:span text:style-name="T172"/></text:p>
      <text:p text:style-name="P6"><text:span text:style-name="T172"/></text:p>
      <text:p text:style-name="P7"><text:span text:style-name="T173">Άσκηση 5</text:span><text:span text:style-name="T174"/></text:p>
      <text:p text:style-name="P8"><text:span text:style-name="T175"/></text:p>
      <text:p text:style-name="P8"><text:span text:style-name="T17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